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1465in"/>
      <style:text-properties fo:color="#000000" officeooo:paragraph-rsid="00114b17" fo:background-color="#ffffff"/>
    </style:style>
    <style:style style:name="P2" style:family="paragraph" style:parent-style-name="Text_20_body">
      <style:text-properties fo:color="#000000" officeooo:paragraph-rsid="00114b17" fo:background-color="#ffffff"/>
    </style:style>
    <style:style style:name="P3" style:family="paragraph" style:parent-style-name="Text_20_body">
      <style:text-properties fo:color="#000000" fo:font-size="12pt" fo:font-weight="bold" officeooo:rsid="00fef2de" officeooo:paragraph-rsid="00114b17" style:font-size-asian="12pt" style:font-weight-asian="bold" style:font-size-complex="12pt" style:font-weight-complex="bold"/>
    </style:style>
    <style:style style:name="P4" style:family="paragraph" style:parent-style-name="Text_20_body">
      <style:text-properties fo:color="#000000" fo:font-size="10pt" officeooo:paragraph-rsid="00114b17"/>
    </style:style>
    <style:style style:name="P5" style:family="paragraph" style:parent-style-name="Text_20_body">
      <style:paragraph-properties style:line-height-at-least="0.1465in"/>
      <style:text-properties fo:color="#000000" officeooo:paragraph-rsid="00114b17"/>
    </style:style>
    <style:style style:name="P6" style:family="paragraph" style:parent-style-name="Text_20_body">
      <style:text-properties fo:font-variant="normal" fo:text-transform="none" fo:color="#444444" style:font-name="Times New Roman" fo:font-size="10pt" fo:letter-spacing="normal" fo:font-weight="bold" officeooo:rsid="014733d9" officeooo:paragraph-rsid="00114b17" style:font-size-asian="10pt" style:font-weight-asian="bold" style:font-size-complex="10pt" style:font-weight-complex="bold"/>
    </style:style>
    <style:style style:name="P7" style:family="paragraph" style:parent-style-name="Text_20_body">
      <style:text-properties fo:font-variant="normal" fo:text-transform="none" fo:color="#444444" style:font-name="Times New Roman" fo:font-size="10pt" fo:letter-spacing="normal" officeooo:rsid="014733d9" officeooo:paragraph-rsid="00114b17" style:font-size-asian="10pt" style:font-size-complex="10pt"/>
    </style:style>
    <style:style style:name="P8"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0114b17" style:font-size-asian="10pt" style:font-weight-asian="bold" style:font-name-complex="Verdana" style:font-size-complex="10pt" style:font-weight-complex="bold"/>
    </style:style>
    <style:style style:name="P9"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114b17" style:font-size-asian="10pt" style:font-weight-asian="bold" style:font-name-complex="Verdana" style:font-size-complex="10pt" style:font-weight-complex="bold"/>
    </style:style>
    <style:style style:name="P10" style:family="paragraph" style:parent-style-name="Text_20_body" style:list-style-name="L6">
      <style:paragraph-properties style:line-height-at-least="0.1465in"/>
      <style:text-properties fo:font-variant="normal" fo:text-transform="none" fo:color="#000000" style:font-name="Verdana" fo:font-size="10pt" fo:letter-spacing="normal" fo:font-style="normal" fo:font-weight="bold" officeooo:rsid="000c532e" officeooo:paragraph-rsid="00114b17" style:font-size-asian="10pt" style:font-weight-asian="bold" style:font-name-complex="Verdana" style:font-size-complex="10pt" style:font-weight-complex="bold"/>
    </style:style>
    <style:style style:name="P1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0114b17" style:font-size-asian="10pt" style:font-weight-asian="bold" style:font-name-complex="Verdana" style:font-size-complex="10pt" style:font-weight-complex="bold"/>
    </style:style>
    <style:style style:name="P12" style:family="paragraph" style:parent-style-name="Text_20_body">
      <style:text-properties fo:font-size="10pt" fo:font-weight="bold" officeooo:paragraph-rsid="00114b17"/>
    </style:style>
    <style:style style:name="P13" style:family="paragraph" style:parent-style-name="Text_20_body">
      <style:text-properties fo:font-size="10pt" officeooo:paragraph-rsid="00114b17"/>
    </style:style>
    <style:style style:name="P14" style:family="paragraph" style:parent-style-name="Text_20_body">
      <style:text-properties style:font-name="Times New Roman1" fo:font-size="10pt" fo:font-weight="bold" officeooo:paragraph-rsid="00114b17"/>
    </style:style>
    <style:style style:name="P15" style:family="paragraph" style:parent-style-name="Text_20_body">
      <style:text-properties officeooo:paragraph-rsid="00114b17"/>
    </style:style>
    <style:style style:name="P16" style:family="paragraph" style:parent-style-name="Text_20_body" style:list-style-name="L4">
      <style:paragraph-properties fo:margin-top="0in" fo:margin-bottom="0.1563in" style:contextual-spacing="false" fo:line-height="100%" fo:padding="0in" fo:border="none"/>
      <style:text-properties fo:color="#444444" fo:font-size="10pt" officeooo:paragraph-rsid="00114b17"/>
    </style:style>
    <style:style style:name="P17" style:family="paragraph" style:parent-style-name="Text_20_body" style:list-style-name="L4">
      <style:paragraph-properties fo:margin-top="0in" fo:margin-bottom="0.1563in" style:contextual-spacing="false" fo:line-height="100%" fo:padding="0in" fo:border="none"/>
      <style:text-properties fo:font-variant="normal" fo:text-transform="none" fo:color="#444444" style:font-name="Times New Roman" fo:font-size="10pt" fo:letter-spacing="normal" fo:font-style="normal" fo:font-weight="normal" officeooo:paragraph-rsid="00114b17" style:font-size-asian="10pt" style:font-size-complex="10pt"/>
    </style:style>
    <style:style style:name="P18" style:family="paragraph" style:parent-style-name="Text_20_body" style:list-style-name="L4">
      <style:paragraph-properties fo:margin-top="0in" fo:margin-bottom="0.1563in" style:contextual-spacing="false" fo:line-height="100%" fo:padding="0in" fo:border="none"/>
      <style:text-properties fo:font-variant="normal" fo:text-transform="none" fo:color="#444444" style:font-name="Times New Roman" fo:font-size="10pt" fo:letter-spacing="normal" officeooo:paragraph-rsid="00114b17" style:font-size-asian="10pt" style:font-size-complex="10pt"/>
    </style:style>
    <style:style style:name="P19" style:family="paragraph" style:parent-style-name="Text_20_body" style:list-style-name="L4">
      <style:paragraph-properties fo:margin-top="0in" fo:margin-bottom="0.1563in" style:contextual-spacing="false" fo:line-height="100%" fo:padding="0in" fo:border="none"/>
      <style:text-properties officeooo:paragraph-rsid="00114b17"/>
    </style:style>
    <style:style style:name="P20" style:family="paragraph" style:parent-style-name="Text_20_body" style:list-style-name="L4">
      <style:paragraph-properties fo:margin-top="0in" fo:margin-bottom="0.1563in" style:contextual-spacing="false" fo:line-height="100%" fo:padding="0in" fo:border="none"/>
      <style:text-properties fo:color="#000000" fo:font-size="10pt" officeooo:paragraph-rsid="00114b17"/>
    </style:style>
    <style:style style:name="P21" style:family="paragraph" style:parent-style-name="Text_20_body" style:list-style-name="L4">
      <style:paragraph-properties fo:margin-top="0in" fo:margin-bottom="0.139in" style:contextual-spacing="false" fo:line-height="100%"/>
      <style:text-properties fo:font-variant="normal" fo:text-transform="none" fo:color="#444444" style:font-name="Times New Roman" fo:font-size="10pt" fo:letter-spacing="normal" fo:font-style="normal" fo:font-weight="normal" officeooo:rsid="00f9501b" officeooo:paragraph-rsid="00114b17" style:font-size-asian="10pt" style:font-size-complex="10pt"/>
    </style:style>
    <style:style style:name="P22" style:family="paragraph" style:parent-style-name="Text_20_body">
      <style:paragraph-properties fo:margin-top="0in" fo:margin-bottom="0in" style:contextual-spacing="false"/>
      <style:text-properties fo:color="#000000" fo:font-size="10pt" fo:font-weight="normal" officeooo:paragraph-rsid="00114b17" style:font-weight-asian="normal" style:font-weight-complex="normal"/>
    </style:style>
    <style:style style:name="P23" style:family="paragraph" style:parent-style-name="Text_20_body">
      <style:paragraph-properties fo:margin-top="0in" fo:margin-bottom="0in" style:contextual-spacing="false"/>
      <style:text-properties fo:color="#000000" fo:font-size="10pt" officeooo:paragraph-rsid="00114b17"/>
    </style:style>
    <style:style style:name="P24" style:family="paragraph" style:parent-style-name="Text_20_body">
      <style:paragraph-properties fo:margin-top="0in" fo:margin-bottom="0in" style:contextual-spacing="false"/>
      <style:text-properties officeooo:paragraph-rsid="00114b17"/>
    </style:style>
    <style:style style:name="P2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officeooo:paragraph-rsid="00114b17"/>
    </style:style>
    <style:style style:name="P2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fo:font-weight="bold" officeooo:paragraph-rsid="00114b17"/>
    </style:style>
    <style:style style:name="P2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fo:font-size="10pt" officeooo:paragraph-rsid="00114b17"/>
    </style:style>
    <style:style style:name="P28" style:family="paragraph" style:parent-style-name="Text_20_body">
      <style:paragraph-properties fo:background-color="#ffffff">
        <style:background-image/>
      </style:paragraph-properties>
      <style:text-properties fo:color="#000000" fo:font-size="10pt" officeooo:paragraph-rsid="00114b17"/>
    </style:style>
    <style:style style:name="P29" style:family="paragraph" style:parent-style-name="Standard">
      <style:paragraph-properties style:line-height-at-least="0.1465in"/>
      <style:text-properties fo:font-variant="normal" fo:text-transform="none" fo:color="#000000" style:font-name="Verdana" fo:font-size="10pt" fo:letter-spacing="normal" fo:font-style="normal" fo:font-weight="normal" officeooo:rsid="0022fe93" officeooo:paragraph-rsid="00114b17" style:font-size-asian="10pt" style:font-weight-asian="bold" style:font-name-complex="Verdana" style:font-size-complex="10pt" style:font-weight-complex="bold"/>
    </style:style>
    <style:style style:name="P30" style:family="paragraph" style:parent-style-name="Standard">
      <style:paragraph-properties style:line-height-at-least="0.1465in"/>
      <style:text-properties fo:font-variant="normal" fo:text-transform="none" fo:color="#000000" style:text-position="0% 100%" style:font-name="Verdana1" fo:font-size="10pt" fo:letter-spacing="normal" fo:font-style="normal" fo:font-weight="bold" officeooo:rsid="0022fe93" officeooo:paragraph-rsid="00114b17" style:font-size-asian="10pt" style:font-weight-asian="bold" style:font-name-complex="Verdana" style:font-size-complex="10pt" style:font-weight-complex="bold"/>
    </style:style>
    <style:style style:name="P31"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bold" officeooo:rsid="00266966" officeooo:paragraph-rsid="00114b17" style:font-size-asian="10pt" style:font-name-complex="Verdana" style:font-size-complex="10pt"/>
    </style:style>
    <style:style style:name="P32" style:family="paragraph">
      <style:paragraph-properties fo:text-align="center"/>
    </style:style>
    <style:style style:name="T1" style:family="text">
      <style:text-properties fo:font-variant="normal" fo:text-transform="none" style:font-name="Times New Roman" fo:letter-spacing="normal" fo:font-style="normal" fo:font-weight="normal" style:font-size-asian="10pt" style:font-size-complex="10pt"/>
    </style:style>
    <style:style style:name="T2" style:family="text">
      <style:text-properties fo:font-variant="normal" fo:text-transform="none" style:font-name="Times New Roman" fo:letter-spacing="normal" style:font-size-asian="10pt" style:font-size-complex="10pt"/>
    </style:style>
    <style:style style:name="T3" style:family="text">
      <style:text-properties fo:font-variant="normal" fo:text-transform="none" fo:color="#444444" style:font-name="Times New Roman" fo:font-size="10pt" fo:letter-spacing="normal" fo:font-style="normal" fo:font-weight="normal" style:font-size-asian="10pt" style:font-size-complex="10pt"/>
    </style:style>
    <style:style style:name="T4" style:family="text">
      <style:text-properties fo:font-variant="normal" fo:text-transform="none" fo:color="#174e82" style:text-line-through-style="none" style:font-name="Times New Roman" fo:font-size="10pt" fo:letter-spacing="normal" fo:font-style="normal" style:text-underline-style="none" fo:font-weight="normal" style:text-blinking="false" style:font-size-asian="10pt" style:font-size-complex="10pt"/>
    </style:style>
    <style:style style:name="T5" style:family="text">
      <style:text-properties fo:font-style="normal" fo:font-weight="normal"/>
    </style:style>
    <style:style style:name="T6" style:family="text">
      <style:text-properties fo:color="#000000"/>
    </style:style>
    <style:style style:name="T7" style:family="text">
      <style:text-properties fo:color="#000000" fo:font-size="10pt"/>
    </style:style>
    <style:style style:name="T8" style:family="text">
      <style:text-properties fo:color="#000000" fo:font-size="10pt" fo:font-weight="normal" style:font-weight-asian="normal" style:font-weight-complex="normal"/>
    </style:style>
    <style:style style:name="T9" style:family="text">
      <style:text-properties fo:color="#000000" fo:font-size="10pt" officeooo:rsid="014733d9"/>
    </style:style>
    <style:style style:name="T10" style:family="text">
      <style:text-properties fo:color="#000000" fo:font-size="10pt" fo:font-style="italic"/>
    </style:style>
    <style:style style:name="T11" style:family="text">
      <style:text-properties officeooo:rsid="0166a6df"/>
    </style:style>
    <style:style style:name="T12" style:family="text">
      <style:text-properties fo:font-size="10pt"/>
    </style:style>
    <style:style style:name="T13" style:family="text">
      <style:text-properties fo:font-size="10pt" fo:font-style="italic"/>
    </style:style>
    <style:style style:name="T14" style:family="text">
      <style:text-properties fo:font-size="10pt" fo:font-style="italic" officeooo:rsid="014733d9"/>
    </style:style>
    <style:style style:name="T15" style:family="text">
      <style:text-properties fo:font-size="10pt" fo:font-style="italic" officeooo:rsid="01475f9e"/>
    </style:style>
    <style:style style:name="T16" style:family="text">
      <style:text-properties fo:font-weight="bold"/>
    </style:style>
    <style:style style:name="T17" style:family="text">
      <style:text-properties fo:font-weight="bold" fo:background-color="#ffffff"/>
    </style:style>
    <style:style style:name="T18" style:family="text">
      <style:text-properties style:text-position="33% 80%"/>
    </style:style>
    <style:style style:name="T19" style:family="text">
      <style:text-properties style:text-position="33% 80%" fo:font-weight="bold"/>
    </style:style>
    <style:style style:name="T20" style:family="text">
      <style:text-properties style:text-position="33% 80%" fo:font-size="10pt"/>
    </style:style>
    <style:style style:name="T21" style:family="text">
      <style:text-properties style:text-position="33% 80%" fo:background-color="#ffffff"/>
    </style:style>
    <style:style style:name="T22" style:family="text">
      <style:text-properties style:text-position="0% 100%" style:font-name="Verdana1" fo:font-weight="bold"/>
    </style:style>
    <style:style style:name="T23" style:family="text">
      <style:text-properties style:text-position="0% 100%" style:font-name="Verdana1" fo:font-weight="bold" officeooo:rsid="00348fea"/>
    </style:style>
    <style:style style:name="T24" style:family="text">
      <style:text-properties style:text-position="0% 100%" style:font-name="Verdana1" fo:font-weight="bold" officeooo:rsid="0024c595"/>
    </style:style>
    <style:style style:name="T25" style:family="text">
      <style:text-properties style:text-position="0% 100%" officeooo:rsid="00348fea"/>
    </style:style>
    <style:style style:name="T26" style:family="text">
      <style:text-properties style:text-position="0% 100%" officeooo:rsid="006f2f0f"/>
    </style:style>
    <style:style style:name="T27" style:family="text">
      <style:text-properties officeooo:rsid="0022fe93"/>
    </style:style>
    <style:style style:name="T28" style:family="text">
      <style:text-properties style:text-position="super 58%" officeooo:rsid="0022fe93"/>
    </style:style>
    <style:style style:name="T29" style:family="text">
      <style:text-properties fo:background-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6">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hematics Teaching </text:p>
      <text:p text:style-name="P6"/>
      <text:p text:style-name="P7">The following quotes from Sarah Gonzales article epitomizes several problems in the mathematics classroom that will be subsequently addressed:</text:p>
      <text:list xml:id="list3957414132897171621" text:style-name="L4">
        <text:list-item>
          <text:p text:style-name="P16"><text:span text:style-name="T1">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2">“</text:span><text:span text:style-name="T1">It’s very difficult to understand how they don’t even know how to add or subtract whole numbers,” she said.</text:span></text:p>
        </text:list-item>
        <text:list-item>
          <text:p text:style-name="P17">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17">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21">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19"><text:span text:style-name="T3">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4">Art of Problem Solving</text:span></text:a><text:span text:style-name="T3">. ts.</text:span></text:p>
        </text:list-item>
        <text:list-item>
          <text:p text:style-name="P18">“<text:span text:style-name="T5">Math is a creative discipline,” Rusczyk said. “It’s not fun if you have to memorize it, and that way it’s not easy to learn.”</text:span></text:p>
        </text:list-item>
        <text:list-item>
          <text:p text:style-name="P17">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18">“<text:span text:style-name="T5">I needed to understand why and how things worked,” Pedroso said of one of her math teachers. “But she didn’t take the time to explain things and moved onto the next subject even if we didn’t understand.”</text:span></text:p>
          <text:p text:style-name="P20"/>
        </text:list-item>
      </text:list>
      <text:p text:style-name="P24"><text:span text:style-name="T7"><text:tab/>Typical math instruction on problem solving ultimately involves having students memorize a vast and disconnected number of facts, routines, and procedures that overwhelm them and is soon forgotten as new material is covered.</text:span><text:span text:style-name="T6"> </text:span><text:span text:style-name="T8">Rote memorization – or learning by repetition – may be useful for some things, such as learning the alphabet or maybe the periodic table in chemistry. And it can help students pass tests. But when it comes to mastering complex subjects and applying mathematics to real life situations, rote learning produces only superficial understanding making it appear that students comprehend the material when they do not. And because the information is not meaningful or deeply understood, they are more likely to forget what they have learned after the test. </text:span></text:p>
      <text:p text:style-name="P22"/>
      <text:p text:style-name="P13"><text:tab/>The still-dominant approach for teaching math from first grade through high-school algebra and beyond begins with the assumption that kids primarily need to learn “math facts.” Once the subject and the process of learning any subject are conceived to be the mere acquisition of isolated, independent facts, the process of teaching becomes that of administering drill.”[1] You do one problem after another until you’ve got it down cold. 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 may make you dread the whole <text:soft-page-break/>subject (and avoid it whenever possible), but that’s the way it has to be done. “Mindless mimicry mathematics,” as the National Research Council[5] calls it, or “rules without reason” has come to be accepted as the norm in our schools. One consequence of this is on display every time an adult describes himself or herself as hating math and lacking any ability for it Generations of ex-students have written off the subject – as well as their own competence – at least partly as a result of Old School instruction.</text:p>
      <text:p text:style-name="P15"><text:span text:style-name="T7"><text:tab/>William Brownell a profound mathematics researcher observed that “intelligence plays no part” in this style of teaching. Even now, most students are still being taught math “as a routine skill,” says Lauren Resni</text:span><text:span text:style-name="T9">k</text:span><text:span text:style-name="T7"> “They do not develop higher order capacities for organizing and interpreting information.”[6] Thus, students may memorize the fact that 0.4 = 4/10, or successfully follow a recipe to solve for </text:span><text:span text:style-name="T10">x</text:span><text:span text:style-name="T7">, but the traditional approach leaves them clueless about the significance of what they’re doing. Without any feel for the bigger picture, they tend to plug in numbers mechanically as they follow the technique they’ve learned.  They couldn’t be described as “successful in quantitative thinking,” because for that, as Brownell explained, “one needs a fund of meanings, not a myriad of ‘automatic responses’.... Drill does not develop meanings. Repetition does not lead to understandings.”[7]As a result of the standard approach to math instruction, students often can’t take the methods they’ve been taught and transfer them to problems even slightly different from those they’re used to. </text:span></text:p>
      <text:p text:style-name="P4"><text:tab/><text:span text:style-name="T11">Brownell in his classic paper, “The progressive Nature of Learning in Mathematics, claims that teachers are more concerned with the product of learning than the process of learning. If a teacher thinks that given a situation or a problem a student must merely learn an appropriate response or procedure, then the “process” becomes the same for every learning situation. Moreover, this process consists only of learning to react to stimulus in such away as to earn positive reinforcement. The correct answer becomes the sole consideration of the teacher. Brownell's point ti that how one arrives at an answer is important in that it indicated the mathematical maturity level of r the abstracting ability of the students. Brownell also complain that teachers do not really help students who need remediation. To develop their capabilities, students' must actively engage in activities which will nurture their progression in learning. More precisely, showing the child the correct connection and having him practice it is not teaching. According to John Kolb (1990), “Brownell's work is particularly impressive by his encouragement to attend 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4"/>
      <text:p text:style-name="P4"><text:tab/>Researchers in mathematical thinking and learning have been concerned for some time that courses dominated by the teaching of manipulating symbols and memorizing procedures overemphasized mechanical aspects of courses and whose mastery did not necessarily aid the students’ ability to solve real problems, develop mathematical understandings, or to proceed to advanced student matter (8) (Douglas, 1986; Heid, 1988; Schoenfeld, 1986; Steen, 1987; Zorn, 1986).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text:p>
      <text:p text:style-name="P25"> <text:span text:style-name="T12">Richard Paul very eloquently states the dismal state of traditional mathematics teaching as follows:</text:span></text:p>
      <text:p text:style-name="P2"><text:s/>“<text:span text:style-name="T13">We have armies of people who hate math. In other words, we commonly teach students math in such a way <text:s/>  <text:tab/>that they come to hate it; in such a way that they don't want to take another course in math if they can <text:s/>    <text:tab/>possibly avoid it. And so the lecturing continues — chapter one, chapter two, chapter three, concept, concept, <text:tab/>concept.... And  in the mind of the student, all these various concepts are simply there as something to <text:tab/>remember. "What did you <text:s/>say we do on this problem?... Invert and multiply, invert and multiply... Why do we <text:tab/>invert and multiply... I don't know, you didn't say what." And so what we do is give the students standard <text:tab/>formulas, standard questions that can be answered with standard procedures and move on even if they don't <text:tab/>understand the procedures they do. It is enough that they can give a correct answer. But if you modify the problem <text:tab/>so that it's slightly different, the student can't do it. Furthermore, if you test them one month, two </text:span><text:span text:style-name="T14">m</text:span><text:span text:style-name="T13">onths, three   <text:tab/>months after the class is  completed, you'll find that very little of what was covered in the <text:tab/>class is still in the mind <text:tab/>of the students.<text:line-break/><text:line-break/> <text:tab/>But, for those who think within the field well, this is what the field looks like: They see the parts relating to the <text:s/>    <text:tab/>whole, and realize that to understand the part, you first need to look at and understand the whole. They look <text:s text:c="2"/>   <text:tab/> </text:span><text:span text:style-name="T15">a</text:span><text:span text:style-name="T13">t the whole from the point of view of the part. They  look at the part from the point of view of the whole. Making <text:s text:c="2"/>  <text:tab/>sense?  Okay, let's add another idea. Here's another part. Let's see how it fits into the whole. Now let's look <text:s text:c="2"/></text:span><text:soft-page-break/><text:span text:style-name="T13"><text:tab/>at what the whole looks like with this part in it. Whole .. part ... whole ... part ... whole ... part.”</text:span></text:p>
      <text:p text:style-name="P23"/>
      <text:p text:style-name="P23"><text:tab/>Unfortunately, most classroom teaching does not promote this type of understand and have students blindly following a set of procedures to be memorized, practiced and habituated until students obtain the right answer that agrees with the answers found in the” back of the text book.”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college level work.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text:p>
      <text:p text:style-name="P25"/>
      <text:p text:style-name="P26">The Center's Approach – Learning Mathematics through FACT – Developing a Foundation for Analysis through Critical Thinking</text:p>
      <text:p text:style-name="P27"><text:tab/>However, there is a way to teach mathematics that facilitates the type of learning envisioned by Richard Paul and others. It is the goal of The Center of Mathematical Coaching and Consulting to provide instruction that develops successful problem solvers. The Center's approach teaches students to apply a specific model of critical thinking and mathematical problem solving, <text:span text:style-name="T16">FACT</text:span><text:span text:style-name="T19">@</text:span><text:span text:style-name="T16">,</text:span> that will help them make important connections and understand the concepts needed for deeper rather than superficial learning . The model is taught to students, not as another concept in itself to be learned as an “add-on” to everything else students are trying to master. Rather, the model is explicitly taught and practiced in the context of thinking about all course-related content. <text:span text:style-name="T16">The Center for Mathematical Coaching and Consulting teaches its clients/students how to use FACT</text:span><text:span text:style-name="T19">@, </text:span>as new content is covered. Teaching one component of the model at a time while giving students problems that can be solved using each component of the model allows students to internalize important critical thinking skills while they are learning math. Thus, it is the well-grounded belief of the Center that knowledge cannot be adequately learned for subsequent recall and application without students’ engaging in aspects of critical thinking as they construct knowledge and solve new problems. </text:p>
      <text:p text:style-name="P27">FACT<text:span text:style-name="T18">© </text:span>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 text:style-name="T16">FACT</text:span><text:span text:style-name="T19">@</text:span>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text:p>
      <text:p text:style-name="P27">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p>
      <text:p text:style-name="P14">The Dual Nature of Problem Solving</text:p>
      <text:p text:style-name="P4">Problem solving and learning mathematics is often referred to as dualistic in that very specific problem solving processes or procedures (graphing, drawing, factoring, applying formulas and theorems, etc.) need to be employed and students also need <text:soft-page-break/>to constantly build on previously learned content. Too often in the classroom, teachers focus exclusively on procedural knowledge and content; however, neither possessing a repertoire of content and procedural knowledge alone is sufficient for learning new ideas or effective problem solving. According to researchers at the university of Georgia, to build a theory of problem solving, a manager function must be incorporated in the system. Schoenfeld<text:span text:style-name="T18">5</text:span> often described the importance of having an executive or monitoring component with constant reflection as students were engaged in problem solving. FACT is firmly grounded in the Paul and Elder model for critical thinking that provides student's with a metacognitive monitoring tool for integrating problem solving processes and content knowledge.</text:p>
      <text:p text:style-name="P12"/>
      <text:p text:style-name="P29"><text:span text:style-name="T23"><text:s text:c="10"/>D</text:span><text:span text:style-name="T22">ua</text:span><text:span text:style-name="T24">l</text:span><text:span text:style-name="T22">ity of Problems Solving and Learning Mathematics</text:span></text:p>
      <text:p text:style-name="P30"/>
      <text:p text:style-name="P30"/>
      <text:p text:style-name="P8"><draw:rect text:anchor-type="paragraph" draw:z-index="0" draw:style-name="gr1" draw:text-style-name="P32" svg:width="1.5724in" svg:height="0.6343in" svg:x="0.3465in" svg:y="0.111in"><text:p text:style-name="P32">Problem Solving</text:p><text:p text:style-name="P32"><text:s/>Processes</text:p></draw:rect><draw:rect text:anchor-type="paragraph" draw:z-index="2" draw:style-name="gr2" draw:text-style-name="P32" svg:width="0.0571in" svg:height="0.0571in" svg:x="3.3201in" svg:y="0.2154in"><text:p/></draw:rect><draw:rect text:anchor-type="paragraph" draw:z-index="3" draw:style-name="gr1" draw:text-style-name="P32" svg:width="1.6098in" svg:height="0.5878in" svg:x="3.3016in" svg:y="0.0819in"><text:p text:style-name="P32">Knowledge of Content</text:p></draw:rect></text:p>
      <text:p text:style-name="P8"><draw:rect text:anchor-type="paragraph" draw:z-index="1" draw:style-name="gr2" draw:text-style-name="P32"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
      <text:p text:style-name="P8"><text:tab/><text:tab/><text:tab/><text:tab/></text:p>
      <text:p text:style-name="P9"><text:tab/><text:tab/> <text:s text:c="5"/><text:span text:style-name="T27">FACT</text:span><text:span text:style-name="T28">@ </text:span><text:span text:style-name="T25">= Meta cognitive</text:span><text:span text:style-name="T26"> Strategies</text:span><text:span text:style-name="T25"> </text:span></text:p>
      <text:list xml:id="list7875324700401635342" text:style-name="L6">
        <text:list-header>
          <text:p text:style-name="P10"><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11"/>
      <text:p text:style-name="P31"/>
      <text:p text:style-name="P12"/>
      <text:p text:style-name="P12"/>
      <text:p text:style-name="P5"><text:span text:style-name="T12"><text:tab/>The MC</text:span><text:span text:style-name="T20">2 </text:span><text:span text:style-name="T12">approach for meeting students’ needs in becoming competent math students is to understand, through listening and careful observation, the tools that students work with  - what they know (knowledge of content), and how that knowledge is deployed (processes). We recognize that students often fail because they lack the knowledge base or full understanding of content and processes while carrying along misconceptions and misremembered facts to problem situations. In addition, students sometimes fail to pursue particular options because they overlooked them, which is a metacognitive failure, or of not seeing the right "connections." Initially, MC</text:span><text:span text:style-name="T20">2 </text:span><text:span text:style-name="T12">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text:span></text:p>
      <text:p text:style-name="P28"><text:tab/>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 text:style-name="T18">9lesteretal</text:span>. For this reason, at the same time students are solving problems or learning a new concept, students at MC<text:span text:style-name="T18">2 </text:span>are using FACT<text:span text:style-name="T18">©</text:span> as a tool to think critically and develop control processes that allow them to personally evaluate how well they are internalizing and applying the content they are asked to learn.<text:span text:style-name="T18"> </text:span>FACT© provides a systematically organized approach, under the direction of a teacher, for developing control processes. Through meaningful practice students will develop a disposition for evaluating their work, assessing what they <text:span text:style-name="T29">are doing, becoming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21">2 </text:span><text:span text:style-name="T29">facilitates student learning at a deeper level that lead to better grades, higher levels of achievement, and reduced math anxiety.  </text:span><text:span text:style-name="T17">referen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58:24.341000000</meta:creation-date>
    <dc:date>2014-05-09T12:59:57.743000000</dc:date>
    <meta:editing-duration>P0D</meta:editing-duration>
    <meta:editing-cycles>1</meta:editing-cycles>
    <meta:document-statistic meta:table-count="0" meta:image-count="0" meta:object-count="0" meta:page-count="4" meta:paragraph-count="31" meta:word-count="3055" meta:character-count="19511" meta:non-whitespace-character-count="16392"/>
    <meta:generator>LibreOffice/4.1.4.2$Windows_x86 LibreOffice_project/0a0440ccc0227ad9829de5f46be37cfb6edcf72</meta:generator>
  </office:meta>
</office:document-meta>
</file>